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dca6" officeooo:paragraph-rsid="0013dca6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ção do RSKManager: seguir os passos abaixo devido a descontinuidade da versão do adobe air utilizada para o desenvolvimento do jogo.</text:p>
      <text:p text:style-name="P1"/>
      <text:p text:style-name="P1">1<text:span text:style-name="T1">o</text:span>) Modificar a data do sistema operacional para qualquer mês do ano de 2016</text:p>
      <text:p text:style-name="P1">2<text:span text:style-name="T1">o</text:span>) Descompactar o arquivo zip do jogo</text:p>
      <text:p text:style-name="P1">3<text:span text:style-name="T1">o</text:span>) Instalar o adobe air</text:p>
      <text:p text:style-name="P1">4<text:span text:style-name="T1">o</text:span>) Instalar o arquivo do jogo</text:p>
      <text:p text:style-name="P1">5<text:span text:style-name="T1">o</text:span>) Voltar a data atual do sistema operaciona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45:44.983000000</meta:creation-date>
    <dc:date>2018-09-17T15:50:20.763000000</dc:date>
    <meta:editing-duration>PT4M36S</meta:editing-duration>
    <meta:editing-cycles>1</meta:editing-cycles>
    <meta:document-statistic meta:table-count="0" meta:image-count="0" meta:object-count="0" meta:page-count="1" meta:paragraph-count="6" meta:word-count="61" meta:character-count="353" meta:non-whitespace-character-count="298"/>
    <meta:generator>LibreOffice/6.0.5.2$Windows_X86_64 LibreOffice_project/54c8cbb85f300ac59db32fe8a675ff7683cd5a16</meta:generator>
  </office:meta>
</office:document-meta>
</file>